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D00000021CE4FD78F383307001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variable"/>
    <style:font-face style:name="Liberation Sans1" svg:font-family="'Liberation Sans'" style:font-pitch="variable"/>
    <style:font-face style:name="Palatino1" svg:font-family="Palatino" style:font-pitch="variable"/>
    <style:font-face style:name="Liberation Mono" svg:font-family="'Liberation Mono'" style:font-family-generic="modern" style:font-pitch="variable"/>
    <style:font-face style:name="Palatino2" svg:font-family="Palatin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2.47cm" fo:min-width="16.22cm" fo:padding-top="0.165cm" fo:padding-bottom="0.165cm" fo:padding-left="0.29cm" fo:padding-right="0.29cm" draw:shadow="hidden" draw:shadow-opacity="69%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1.27cm" fo:min-width="16.22cm" fo:padding-top="0.165cm" fo:padding-bottom="0.165cm" fo:padding-left="0.29cm" fo:padding-right="0.29cm" draw:shadow="hidden" draw:shadow-opacity="69%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1.27cm" fo:min-width="16.22cm" fo:padding-top="0.165cm" fo:padding-bottom="0.165cm" fo:padding-left="0.29cm" fo:padding-right="0.29cm" draw:shadow="hidden" draw:shadow-opacity="69%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27cm" fo:min-width="16.22cm" fo:padding-top="0.165cm" fo:padding-bottom="0.165cm" fo:padding-left="0.29cm" fo:padding-right="0.29cm" draw:shadow="hidden" draw:shadow-opacity="69%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eeeeee" draw:textarea-horizontal-align="justify" draw:textarea-vertical-align="middle" draw:auto-grow-height="false" fo:min-height="2.47cm" fo:min-width="11.02cm" fo:padding-top="0.165cm" fo:padding-bottom="0.165cm" fo:padding-left="0.29cm" fo:padding-right="0.29cm" draw:shadow="hidden" draw:shadow-opacity="69%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1.27cm" fo:min-width="11.02cm" fo:padding-top="0.165cm" fo:padding-bottom="0.165cm" fo:padding-left="0.29cm" fo:padding-right="0.29cm" draw:shadow="hidden" draw:shadow-opacity="69%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1.27cm" fo:min-width="11.02cm" fo:padding-top="0.165cm" fo:padding-bottom="0.165cm" fo:padding-left="0.29cm" fo:padding-right="0.29cm" draw:shadow="hidden" draw:shadow-opacity="69%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27cm" fo:min-width="11.02cm" fo:padding-top="0.165cm" fo:padding-bottom="0.165cm" fo:padding-left="0.29cm" fo:padding-right="0.29cm" draw:shadow="hidden" draw:shadow-opacity="69%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cc0000" draw:textarea-horizontal-align="justify" draw:textarea-vertical-align="middle" draw:auto-grow-height="false" fo:min-height="1.07cm" fo:min-width="6.22cm" fo:padding-top="0.165cm" fo:padding-bottom="0.165cm" fo:padding-left="0.29cm" fo:padding-right="0.29cm" draw:shadow="hidden" draw:shadow-opacity="69%"/>
    </style:style>
    <style:style style:name="gr11" style:family="graphic" style:parent-style-name="objectwithoutfill">
      <style:graphic-properties svg:stroke-width="0.081cm" draw:marker-start-width="0.321cm" draw:marker-end="Rounded_20_short_20_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draw:marker-start-width="0.321cm" draw:marker-end="Rounded_20_short_20_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990000" draw:textarea-horizontal-align="justify" draw:textarea-vertical-align="middle" draw:auto-grow-height="false" fo:min-height="1.07cm" fo:min-width="6.22cm" fo:padding-top="0.165cm" fo:padding-bottom="0.165cm" fo:padding-left="0.29cm" fo:padding-right="0.29cm" draw:shadow="hidden" draw:shadow-opacity="69%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cc0000" draw:textarea-horizontal-align="justify" draw:textarea-vertical-align="middle" draw:auto-grow-height="false" fo:min-height="1.07cm" fo:min-width="0.82cm" fo:padding-top="0.165cm" fo:padding-bottom="0.165cm" fo:padding-left="0.29cm" fo:padding-right="0.29cm" draw:shadow="hidden" draw:shadow-opacity="69%"/>
    </style:style>
    <style:style style:name="gr15" style:family="graphic" style:parent-style-name="standard">
      <style:graphic-properties svg:stroke-width="0.159cm" svg:stroke-color="#ffff00" draw:marker-start-width="0.438cm" draw:marker-end-width="0.438cm" draw:fill-color="#ffff00" draw:opacity="50%" draw:opacity-name="" draw:textarea-horizontal-align="justify" draw:textarea-vertical-align="middle" draw:auto-grow-height="false" fo:min-height="3.004cm" fo:min-width="5.864cm" fo:padding-top="0.204cm" fo:padding-bottom="0.204cm" fo:padding-left="0.329cm" fo:padding-right="0.329cm"/>
    </style:style>
    <style:style style:name="gr16" style:family="graphic" style:parent-style-name="standard">
      <style:graphic-properties svg:stroke-width="0.159cm" svg:stroke-color="#ffff00" draw:marker-start-width="0.438cm" draw:marker-end-width="0.438cm" draw:fill-color="#ffff00" draw:opacity="50%" draw:opacity-name="" draw:textarea-horizontal-align="justify" draw:textarea-vertical-align="middle" draw:auto-grow-height="false" fo:min-height="1.935cm" fo:min-width="5.094cm" fo:padding-top="0.204cm" fo:padding-bottom="0.204cm" fo:padding-left="0.329cm" fo:padding-right="0.329cm"/>
    </style:style>
    <style:style style:name="pr1" style:family="presentation" style:parent-style-name="Predeterminado-subtitle">
      <style:graphic-properties draw:fill-color="#ffffff" draw:auto-grow-height="true" fo:min-height="15.4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draw:auto-grow-height="true" fo:min-height="1.963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subtitle">
      <style:graphic-properties draw:fill-color="#ffffff" draw:auto-grow-height="true" fo:min-height="1.666cm"/>
    </style:style>
    <style:style style:name="pr6" style:family="presentation" style:parent-style-name="Predeterminado-subtitle">
      <style:graphic-properties draw:fill-color="#ffffff" draw:auto-grow-height="true" fo:min-height="3.721cm"/>
    </style:style>
    <style:style style:name="pr7" style:family="presentation" style:parent-style-name="Predeterminado-subtitle">
      <style:graphic-properties draw:fill-color="#ffffff" draw:auto-grow-height="true" fo:min-height="2.8cm"/>
    </style:style>
    <style:style style:name="pr8" style:family="presentation" style:parent-style-name="Predeterminado-title">
      <style:graphic-properties svg:stroke-width="0.081cm" draw:marker-start-width="0.321cm" draw:marker-end-width="0.321cm" draw:auto-grow-height="true" fo:min-height="1.963cm"/>
    </style:style>
    <style:style style:name="pr9" style:family="presentation" style:parent-style-name="Predeterminado-subtitle">
      <style:graphic-properties svg:stroke-width="0.081cm" draw:marker-start-width="0.321cm" draw:marker-end-width="0.321cm" draw:fill-color="#ffffff" draw:auto-grow-height="true" fo:min-height="1.666cm"/>
    </style:style>
    <style:style style:name="pr10" style:family="presentation" style:parent-style-name="Predeterminado-subtitle">
      <style:graphic-properties svg:stroke-width="0.081cm" draw:marker-start-width="0.321cm" draw:marker-end-width="0.321cm" draw:fill-color="#ffffff" draw:auto-grow-height="true" fo:min-height="1.57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800000" style:font-name="Palatino"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color="#800000" style:font-name="Palatino" fo:font-size="44pt" style:font-size-asian="44pt" style:font-size-complex="44pt"/>
    </style:style>
    <style:style style:name="P5" style:family="paragraph">
      <style:text-properties fo:color="#000000"/>
    </style:style>
    <style:style style:name="P6" style:family="paragraph">
      <loext:graphic-properties draw:fill-color="#ffffff"/>
      <style:text-properties fo:color="#000000" style:font-name="Palatino" fo:font-size="44pt" style:font-size-asian="44pt" style:font-size-complex="4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000000" fo:font-size="64pt" style:font-size-asian="64pt" style:font-size-complex="64pt"/>
    </style:style>
    <style:style style:name="P9" style:family="paragraph">
      <loext:graphic-properties draw:fill-color="#ffffff"/>
      <style:text-properties fo:color="#000000" style:font-name="Palatino" fo:font-size="64pt" style:font-size-asian="64pt" style:font-size-complex="64pt"/>
    </style:style>
    <style:style style:name="P10" style:family="paragraph">
      <style:text-properties fo:font-size="44pt"/>
    </style:style>
    <style:style style:name="P11" style:family="paragraph">
      <style:text-properties fo:color="#808080"/>
    </style:style>
    <style:style style:name="P12" style:family="paragraph">
      <style:paragraph-properties fo:text-align="center"/>
      <style:text-properties fo:font-style="italic" style:text-underline-style="none" style:font-style-asian="italic" style:font-style-complex="italic"/>
    </style:style>
    <style:style style:name="P13" style:family="paragraph">
      <loext:graphic-properties draw:fill-color="#eeeeee"/>
      <style:paragraph-properties fo:text-align="center"/>
      <style:text-properties fo:font-style="italic" style:text-underline-style="none" style:font-style-asian="italic" style:font-style-complex="italic"/>
    </style:style>
    <style:style style:name="P14" style:family="paragraph">
      <style:paragraph-properties fo:text-align="center"/>
      <style:text-properties style:text-underline-style="none"/>
    </style:style>
    <style:style style:name="P15" style:family="paragraph">
      <loext:graphic-properties draw:fill-color="#dddddd"/>
      <style:paragraph-properties fo:text-align="center"/>
      <style:text-properties style:text-underline-style="none"/>
    </style:style>
    <style:style style:name="P16" style:family="paragraph">
      <loext:graphic-properties draw:fill-color="#cccccc"/>
      <style:paragraph-properties fo:text-align="center"/>
      <style:text-properties style:text-underline-style="none"/>
    </style:style>
    <style:style style:name="P17" style:family="paragraph">
      <loext:graphic-properties draw:fill-color="#b2b2b2"/>
      <style:paragraph-properties fo:text-align="center"/>
      <style:text-properties style:text-underline-style="none"/>
    </style:style>
    <style:style style:name="P18" style:family="paragraph">
      <style:text-properties fo:font-size="32pt"/>
    </style:style>
    <style:style style:name="P19" style:family="paragraph">
      <loext:graphic-properties draw:fill-color="#ffffff"/>
      <style:text-properties fo:color="#800000" style:font-name="Palatino" fo:font-size="32pt" style:font-size-asian="44pt" style:font-size-complex="44pt"/>
    </style:style>
    <style:style style:name="P20" style:family="paragraph">
      <style:text-properties fo:color="#000000" fo:font-size="32pt"/>
    </style:style>
    <style:style style:name="P21" style:family="paragraph">
      <loext:graphic-properties draw:fill-color="#ffffff"/>
      <style:text-properties fo:color="#000000" style:font-name="Palatino" fo:font-size="32pt" style:font-size-asian="44pt" style:font-size-complex="44pt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loext:graphic-properties draw:fill-color="#ffffff"/>
      <style:text-properties fo:color="#800000" style:font-name="Palatino" fo:font-size="26pt" style:font-size-asian="26pt" style:font-size-complex="26pt"/>
    </style:style>
    <style:style style:name="P24" style:family="paragraph">
      <style:paragraph-properties fo:text-align="center"/>
      <style:text-properties fo:font-style="normal" style:text-underline-style="none" style:font-style-asian="normal" style:font-style-complex="normal"/>
    </style:style>
    <style:style style:name="P25" style:family="paragraph">
      <loext:graphic-properties draw:fill-color="#cc0000"/>
      <style:paragraph-properties fo:text-align="center"/>
      <style:text-properties fo:font-style="normal" style:text-underline-style="none" style:font-style-asian="normal" style:font-style-complex="normal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990000"/>
      <style:paragraph-properties fo:text-align="center"/>
      <style:text-properties fo:font-style="normal" style:text-underline-style="none" style:font-style-asian="normal" style:font-style-complex="normal"/>
    </style:style>
    <style:style style:name="P28" style:family="paragraph">
      <style:paragraph-properties fo:text-align="start"/>
      <style:text-properties fo:color="#000000" fo:font-size="28pt"/>
    </style:style>
    <style:style style:name="P29" style:family="paragraph">
      <loext:graphic-properties draw:fill-color="#ffffff"/>
      <style:paragraph-properties fo:text-align="start"/>
      <style:text-properties fo:color="#000000" style:font-name="Palatino" fo:font-size="28pt" style:font-size-asian="44pt" style:font-size-complex="44pt"/>
    </style:style>
    <style:style style:name="P30" style:family="paragraph">
      <style:paragraph-properties fo:text-align="center"/>
      <style:text-properties fo:color="#000000" fo:font-size="28pt"/>
    </style:style>
    <style:style style:name="P31" style:family="paragraph">
      <loext:graphic-properties draw:fill-color="#ffffff"/>
      <style:paragraph-properties fo:text-align="center"/>
      <style:text-properties fo:color="#000000" style:font-name="Palatino" fo:font-size="28pt" style:font-size-asian="44pt" style:font-size-complex="44pt"/>
    </style:style>
    <style:style style:name="P32" style:family="paragraph">
      <loext:graphic-properties draw:fill-color="#ffff00" draw:opacity="50%"/>
      <style:paragraph-properties fo:text-align="center"/>
    </style:style>
    <style:style style:name="T1" style:family="text">
      <style:text-properties fo:color="#800000" style:font-name="Palatino" fo:font-size="44pt" style:font-size-asian="44pt" style:font-size-complex="44pt"/>
    </style:style>
    <style:style style:name="T2" style:family="text">
      <style:text-properties fo:color="#000000" style:font-name="Palatino" fo:font-size="44pt" style:font-size-asian="44pt" style:font-size-complex="44pt"/>
    </style:style>
    <style:style style:name="T3" style:family="text">
      <style:text-properties fo:color="#800000" style:font-name="Palatino" fo:font-size="44pt" fo:font-style="normal" style:font-size-asian="44pt" style:font-style-asian="normal" style:font-size-complex="44pt" style:font-style-complex="normal"/>
    </style:style>
    <style:style style:name="T4" style:family="text">
      <style:text-properties fo:color="#000000" style:font-name="Palatino" fo:font-size="64pt" style:font-size-asian="64pt" style:font-size-complex="64pt"/>
    </style:style>
    <style:style style:name="T5" style:family="text">
      <style:text-properties fo:color="#80808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800000" style:font-name="Palatino" style:font-size-asian="44pt" style:font-size-complex="44pt"/>
    </style:style>
    <style:style style:name="T8" style:family="text">
      <style:text-properties fo:color="#000000" style:font-name="Palatino" style:font-size-asian="44pt" style:font-size-complex="44pt"/>
    </style:style>
    <style:style style:name="T9" style:family="text">
      <style:text-properties fo:color="#800000" style:font-name="Palatino" fo:font-size="26pt" style:font-size-asian="26pt" style:font-size-complex="26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 style:font-name="Palatino" fo:font-size="38pt" style:font-size-asian="38pt" style:font-size-complex="38pt"/>
    </style:style>
    <style:style style:name="T12" style:family="text">
      <style:text-properties fo:color="#000000" style:font-name="Palatino" fo:font-size="40pt" style:font-size-asian="40pt" style:font-size-complex="40pt"/>
    </style:style>
    <style:style style:name="T13" style:family="text">
      <style:text-properties fo:color="#800000" style:font-name="Palatino" fo:font-size="40pt" style:font-size-asian="40pt" style:font-size-complex="40pt"/>
    </style:style>
    <style:style style:name="T14" style:family="text">
      <style:text-properties fo:color="#800000" style:font-name="Palatino" fo:font-size="64pt" fo:font-weight="bold" style:font-size-asian="64pt" style:font-weight-asian="bold" style:font-size-complex="6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2" draw:layer="layout" svg:width="25.199cm" svg:height="15.4cm" svg:x="1.4cm" svg:y="2.6cm" presentation:class="subtitle" presentation:user-transformed="true">
          <draw:text-box>
            <text:p text:style-name="P1"><text:span text:style-name="T1">Introducción a los</text:span></text:p>
            <text:p text:style-name="P1"><text:span text:style-name="T1">Sistemas Operativos</text:span></text:p>
            <text:p text:style-name="P1"><text:span text:style-name="T1"/></text:p>
            <text:p text:style-name="P1"><text:span text:style-name="T1"/></text:p>
            <text:p text:style-name="P1"><text:span text:style-name="T1">Práctica 6</text:span></text:p>
            <text:p text:style-name="P1"><text:span text:style-name="T1">Repaso inod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draw:frame presentation:style-name="pr1" draw:text-style-name="P4" draw:layer="layout" svg:width="25.199cm" svg:height="15.4cm" svg:x="1.4cm" svg:y="2.6cm" presentation:class="subtitle" presentation:user-transformed="true">
          <draw:text-box>
            <text:p><text:span text:style-name="T1">¿Qué es un inodo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layer="layout" svg:width="25.199cm" svg:height="1.963cm" svg:x="1.4cm" svg:y="0.437cm" presentation:class="title">
          <draw:text-box>
            <text:p>¿Qué es un inodo?</text:p>
          </draw:text-box>
        </draw:frame>
        <draw:frame presentation:style-name="pr1" draw:text-style-name="P6" draw:layer="layout" svg:width="25.199cm" svg:height="15.4cm" svg:x="1.401cm" svg:y="2.6cm">
          <draw:text-box>
            <text:p text:style-name="P5"><text:span text:style-name="T2">Estructura auxiliar que permite, en la mayoría de los sistemas de archivos de sistemas operativos *nix, referenciar los archivos y acceder a ell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layer="layout" svg:width="25.199cm" svg:height="1.963cm" svg:x="1.4cm" svg:y="0.437cm" presentation:class="title">
          <draw:text-box>
            <text:p>¿Qué es un inodo?</text:p>
          </draw:text-box>
        </draw:frame>
        <draw:frame presentation:style-name="pr4" draw:layer="layout" svg:width="25.199cm" svg:height="13.493cm" svg:x="1.4cm" svg:y="3.6cm" presentation:class="outline" presentation:user-transformed="true">
          <draw:text-box>
            <text:list text:style-name="L2">
              <text:list-item>
                <text:p>Información de bajo nivel sobre archivos (regulares, directorios, enlaces).</text:p>
              </text:list-item>
              <text:list-item>
                <text:p>Se identifica con un número.</text:p>
              </text:list-item>
              <text:list-item>
                <text:p>Contiene:</text:p>
                <text:list>
                  <text:list-item>
                    <text:p>Metainformación del archivo.</text:p>
                  </text:list-item>
                  <text:list-item>
                    <text:p>Punteros a los bloques de datos en el disco que conforman el archiv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draw:frame presentation:style-name="pr1" draw:text-style-name="P4" draw:layer="layout" svg:width="25.199cm" svg:height="15.4cm" svg:x="1.4cm" svg:y="2.6cm" presentation:class="subtitle" presentation:user-transformed="true">
          <draw:text-box>
            <text:p><text:span text:style-name="T1">Un disco puede estar </text:span><text:span text:style-name="T3">lleno</text:span><text:span text:style-name="T1"> y tener espacio libre a la ve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draw:frame presentation:style-name="pr1" draw:text-style-name="P9" draw:layer="layout" svg:width="25.199cm" svg:height="15.4cm" svg:x="1.4cm" svg:y="2.6cm" presentation:class="subtitle" presentation:user-transformed="true">
          <draw:text-box>
            <text:p text:style-name="P8"><text:span text:style-name="T4">WHAT?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draw:frame presentation:style-name="pr1" draw:text-style-name="P4" draw:layer="layout" svg:width="25.199cm" svg:height="15.4cm" svg:x="1.4cm" svg:y="2.6cm" presentation:class="subtitle" presentation:user-transformed="true">
          <draw:text-box>
            <text:p text:style-name="P10"><text:span text:style-name="T1">Un disco puede estar </text:span><text:span text:style-name="T3">lleno</text:span><text:span text:style-name="T1"> y tener espacio libre a la vez.</text:span></text:p>
            <text:p text:style-name="P10"><text:span text:style-name="T1"/></text:p>
            <text:p text:style-name="P10"><text:span text:style-name="T2">Puede quedarse sin inodos libres, por lo que no podrían crearse nuevos archivos, pero aún así tener espacio lib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>
        <draw:frame presentation:style-name="pr1" draw:text-style-name="P4" draw:layer="layout" svg:width="25.199cm" svg:height="15.4cm" svg:x="1.4cm" svg:y="2.6cm" presentation:class="subtitle" presentation:user-transformed="true">
          <draw:text-box>
            <text:p><text:span text:style-name="T1">Estructura imaginaria de un ino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layer="layout" svg:width="25.199cm" svg:height="1.963cm" svg:x="1.4cm" svg:y="0.437cm" presentation:class="title" presentation:user-transformed="true">
          <draw:text-box>
            <text:p>Estructura imaginaria de un inodo</text:p>
          </draw:text-box>
        </draw:frame>
        <draw:frame presentation:style-name="pr4" draw:text-style-name="P11" draw:layer="layout" svg:width="24.2cm" svg:height="13.493cm" svg:x="1.4cm" svg:y="3.6cm" presentation:class="outline" presentation:user-transformed="true">
          <draw:text-box>
            <text:list text:style-name="L2">
              <text:list-item>
                <text:p><text:span text:style-name="T5">Metainformación (la obviaremos por simplicidad).</text:span></text:p>
              </text:list-item>
              <text:list-item>
                <text:p>4 direcciones a los bloques de datos:</text:p>
                <text:list>
                  <text:list-item>
                    <text:p>2 de direccionamiento directo (DD).</text:p>
                  </text:list-item>
                  <text:list-item>
                    <text:p>1 de direccionamiento indirecto simple (DIS).</text:p>
                  </text:list-item>
                  <text:list-item>
                    <text:p>1 de direccionamiento indirecto doble (DID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layer="layout" svg:width="25.199cm" svg:height="1.963cm" svg:x="1.4cm" svg:y="0.437cm" presentation:class="title" presentation:user-transformed="true">
          <draw:text-box>
            <text:p>Estructura imaginaria de un inodo</text:p>
          </draw:text-box>
        </draw:frame>
        <draw:g>
          <draw:custom-shape draw:style-name="gr2" draw:text-style-name="P13" draw:layer="layout" svg:width="16.8cm" svg:height="2.8cm" svg:x="5.8cm" svg:y="4.6cm">
            <text:p text:style-name="P12"><text:span text:style-name="T6">(Metainformación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5" draw:layer="layout" svg:width="16.8cm" svg:height="1.6cm" svg:x="5.8cm" svg:y="7.4cm">
            <text:p text:style-name="P14">Puntero a bloque de datos (DD)</text:p>
            <draw:enhanced-geometry svg:viewBox="0 0 21600 21600" draw:type="rectangle" draw:enhanced-path="M 0 0 L 21600 0 21600 21600 0 21600 0 0 Z N"/>
          </draw:custom-shape>
          <draw:custom-shape draw:style-name="gr3" draw:text-style-name="P15" draw:layer="layout" svg:width="16.8cm" svg:height="1.6cm" svg:x="5.8cm" svg:y="9cm">
            <text:p text:style-name="P14">Puntero a bloque de datos (DD)</text:p>
            <draw:enhanced-geometry svg:viewBox="0 0 21600 21600" draw:type="rectangle" draw:enhanced-path="M 0 0 L 21600 0 21600 21600 0 21600 0 0 Z N"/>
          </draw:custom-shape>
          <draw:custom-shape draw:style-name="gr4" draw:text-style-name="P16" draw:layer="layout" svg:width="16.8cm" svg:height="1.6cm" svg:x="5.8cm" svg:y="10.6cm">
            <text:p text:style-name="P14">Puntero a bloque de direcciones (DIS)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16.8cm" svg:height="1.6cm" svg:x="5.8cm" svg:y="12.2cm">
            <text:p text:style-name="P14">Puntero a bloque de direcciones (DID)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32">
        <draw:frame presentation:style-name="pr1" draw:text-style-name="P4" draw:layer="layout" svg:width="25.199cm" svg:height="15.4cm" svg:x="1.4cm" svg:y="2.6cm" presentation:class="subtitle" presentation:user-transformed="true">
          <draw:text-box>
            <text:p text:style-name="P10"><text:span text:style-name="T1">Cada dirección es de 64 bits.</text:span></text:p>
          </draw:text-box>
        </draw:frame>
        <draw:frame presentation:style-name="pr3" draw:layer="layout" svg:width="25.199cm" svg:height="1.963cm" svg:x="1.427cm" svg:y="0.438cm" presentation:class="title" presentation:user-transformed="true">
          <draw:text-box>
            <text:p>Estructura imaginaria de un inodo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3" draw:layer="layout" svg:width="25.199cm" svg:height="1.963cm" svg:x="1.4cm" svg:y="0.437cm" presentation:class="title" presentation:user-transformed="true">
          <draw:text-box>
            <text:p>Estructura imaginaria de un inodo</text:p>
          </draw:text-box>
        </draw:frame>
        <draw:g>
          <draw:custom-shape draw:style-name="gr2" draw:text-style-name="P13" draw:layer="layout" svg:width="16.8cm" svg:height="2.8cm" svg:x="1.8cm" svg:y="4.6cm">
            <text:p text:style-name="P12"><text:span text:style-name="T6">(Metainformación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5" draw:layer="layout" svg:width="16.8cm" svg:height="1.6cm" svg:x="1.8cm" svg:y="7.4cm">
            <text:p text:style-name="P14">Puntero a bloque de datos (DD)</text:p>
            <draw:enhanced-geometry svg:viewBox="0 0 21600 21600" draw:type="rectangle" draw:enhanced-path="M 0 0 L 21600 0 21600 21600 0 21600 0 0 Z N"/>
          </draw:custom-shape>
          <draw:custom-shape draw:style-name="gr3" draw:text-style-name="P15" draw:layer="layout" svg:width="16.8cm" svg:height="1.6cm" svg:x="1.8cm" svg:y="9cm">
            <text:p text:style-name="P14">Puntero a bloque de datos (DD)</text:p>
            <draw:enhanced-geometry svg:viewBox="0 0 21600 21600" draw:type="rectangle" draw:enhanced-path="M 0 0 L 21600 0 21600 21600 0 21600 0 0 Z N"/>
          </draw:custom-shape>
          <draw:custom-shape draw:style-name="gr4" draw:text-style-name="P16" draw:layer="layout" svg:width="16.8cm" svg:height="1.6cm" svg:x="1.8cm" svg:y="10.6cm">
            <text:p text:style-name="P14">Puntero a bloque de direcciones (DIS)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16.8cm" svg:height="1.6cm" svg:x="1.8cm" svg:y="12.2cm">
            <text:p text:style-name="P14">Puntero a bloque de direcciones (DID)</text:p>
            <draw:enhanced-geometry svg:viewBox="0 0 21600 21600" draw:type="rectangle" draw:enhanced-path="M 0 0 L 21600 0 21600 21600 0 21600 0 0 Z N"/>
          </draw:custom-shape>
        </draw:g>
        <draw:frame presentation:style-name="pr5" draw:text-style-name="P19" draw:layer="layout" svg:width="4.372cm" svg:height="1.666cm" svg:x="18.628cm" svg:y="7.4cm">
          <draw:text-box>
            <text:p text:style-name="P18"><text:span text:style-name="T7">64 bits</text:span></text:p>
          </draw:text-box>
        </draw:frame>
        <draw:frame presentation:style-name="pr5" draw:text-style-name="P19" draw:layer="layout" svg:width="4.372cm" svg:height="1.666cm" svg:x="18.628cm" svg:y="9cm">
          <draw:text-box>
            <text:p text:style-name="P18"><text:span text:style-name="T7">64 bits</text:span></text:p>
          </draw:text-box>
        </draw:frame>
        <draw:frame presentation:style-name="pr5" draw:text-style-name="P19" draw:layer="layout" svg:width="4.372cm" svg:height="1.666cm" svg:x="18.628cm" svg:y="10.6cm">
          <draw:text-box>
            <text:p text:style-name="P18"><text:span text:style-name="T7">64 bits</text:span></text:p>
          </draw:text-box>
        </draw:frame>
        <draw:frame presentation:style-name="pr5" draw:text-style-name="P19" draw:layer="layout" svg:width="4.372cm" svg:height="1.666cm" svg:x="18.628cm" svg:y="12.2cm">
          <draw:text-box>
            <text:p text:style-name="P18"><text:span text:style-name="T7">64 bits</text:span></text:p>
          </draw:text-box>
        </draw:frame>
        <draw:frame presentation:style-name="pr6" draw:text-style-name="P21" draw:layer="layout" svg:width="25.4cm" svg:height="3.721cm" svg:x="1.9cm" svg:y="14.173cm">
          <draw:text-box>
            <text:p text:style-name="P20"><text:span text:style-name="T8">Tamaño del inodo: 4 x 64 bits = 256 bits</text:span></text:p>
          </draw:text-box>
        </draw:frame>
        <draw:frame presentation:style-name="pr7" draw:text-style-name="P23" draw:layer="layout" svg:width="4.372cm" svg:height="2.8cm" svg:x="18.628cm" svg:y="4.6cm">
          <draw:text-box>
            <text:p text:style-name="P22"><text:span text:style-name="T9">(obviado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32">
        <draw:frame presentation:style-name="pr1" draw:text-style-name="P4" draw:layer="layout" svg:width="25.199cm" svg:height="15.4cm" svg:x="1.4cm" svg:y="2.6cm" presentation:class="subtitle" presentation:user-transformed="true">
          <draw:text-box>
            <text:p text:style-name="P10"><text:span text:style-name="T1">Cada bloque es de 2 Kib.</text:span></text:p>
            <text:p text:style-name="P10"><text:span text:style-name="T1"/></text:p>
            <text:p text:style-name="P10"><text:span text:style-name="T1">¿Cuántos inodos puede contener </text:span></text:p>
            <text:p text:style-name="P10"><text:span text:style-name="T1">un bloque de disco?</text:span></text:p>
          </draw:text-box>
        </draw:frame>
        <draw:frame presentation:style-name="pr3" draw:layer="layout" svg:width="25.199cm" svg:height="1.963cm" svg:x="1.427cm" svg:y="0.438cm" presentation:class="title" presentation:user-transformed="true">
          <draw:text-box>
            <text:p>Estructura imaginaria de un inodo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32">
        <draw:frame presentation:style-name="pr1" draw:text-style-name="P4" draw:layer="layout" svg:width="26.4cm" svg:height="15.4cm" svg:x="1cm" svg:y="2.6cm" presentation:class="subtitle" presentation:user-transformed="true">
          <draw:text-box>
            <text:p text:style-name="P10"><text:span text:style-name="T1">Cada bloque es de 2 Kib.</text:span></text:p>
            <text:p text:style-name="P10"><text:span text:style-name="T1"/></text:p>
            <text:p text:style-name="P10"><text:span text:style-name="T2">2 Kib ÷ 256 bits = 8 inodos por bloque.</text:span></text:p>
          </draw:text-box>
        </draw:frame>
        <draw:frame presentation:style-name="pr3" draw:layer="layout" svg:width="25.199cm" svg:height="1.963cm" svg:x="1.427cm" svg:y="0.438cm" presentation:class="title" presentation:user-transformed="true">
          <draw:text-box>
            <text:p>Estructura imaginaria de un inodo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8" draw:layer="layout" svg:width="25.199cm" svg:height="1.963cm" svg:x="1.4cm" svg:y="0.437cm" presentation:class="title" presentation:user-transformed="true">
          <draw:text-box>
            <text:p>Estructura imaginaria de un inodo</text:p>
          </draw:text-box>
        </draw:frame>
        <draw:custom-shape draw:style-name="gr6" draw:text-style-name="P13" draw:layer="layout" svg:width="11.6cm" svg:height="2.8cm" svg:x="0.662cm" svg:y="3.64cm">
          <text:p text:style-name="P12"><text:span text:style-name="T6">(Metainformación)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xml:id="id1" draw:id="id1" draw:layer="layout" svg:width="11.6cm" svg:height="1.6cm" svg:x="0.662cm" svg:y="6.44cm">
          <text:p text:style-name="P14">Puntero a bloque de datos (DD)</text:p>
          <draw:enhanced-geometry svg:viewBox="0 0 21600 21600" draw:type="rectangle" draw:enhanced-path="M 0 0 L 21600 0 21600 21600 0 21600 0 0 Z N"/>
        </draw:custom-shape>
        <draw:custom-shape draw:style-name="gr7" draw:text-style-name="P15" xml:id="id3" draw:id="id3" draw:layer="layout" svg:width="11.6cm" svg:height="1.6cm" svg:x="0.662cm" svg:y="8.04cm">
          <text:p text:style-name="P14">Puntero a bloque de datos (DD)</text:p>
          <draw:enhanced-geometry svg:viewBox="0 0 21600 21600" draw:type="rectangle" draw:enhanced-path="M 0 0 L 21600 0 21600 21600 0 21600 0 0 Z N"/>
        </draw:custom-shape>
        <draw:custom-shape draw:style-name="gr8" draw:text-style-name="P16" xml:id="id5" draw:id="id5" draw:layer="layout" svg:width="11.6cm" svg:height="1.6cm" svg:x="0.662cm" svg:y="9.64cm">
          <text:p text:style-name="P14">Puntero a bloque de direcciones (DIS)</text:p>
          <draw:enhanced-geometry svg:viewBox="0 0 21600 21600" draw:type="rectangle" draw:enhanced-path="M 0 0 L 21600 0 21600 21600 0 21600 0 0 Z N"/>
        </draw:custom-shape>
        <draw:custom-shape draw:style-name="gr9" draw:text-style-name="P17" xml:id="id7" draw:id="id7" draw:layer="layout" svg:width="11.6cm" svg:height="1.6cm" svg:x="0.662cm" svg:y="11.24cm">
          <text:p text:style-name="P14">Puntero a bloque de direcciones (DID)</text:p>
          <draw:enhanced-geometry svg:viewBox="0 0 21600 21600" draw:type="rectangle" draw:enhanced-path="M 0 0 L 21600 0 21600 21600 0 21600 0 0 Z N"/>
        </draw:custom-shape>
        <draw:custom-shape draw:style-name="gr10" draw:text-style-name="P25" xml:id="id2" draw:id="id2" draw:layer="layout" svg:width="6.8cm" svg:height="1.4cm" svg:x="15.262cm" svg:y="3.64cm">
          <text:p text:style-name="P24"><text:span text:style-name="T10">2 Kib de datos</text:span></text:p>
          <draw:enhanced-geometry svg:viewBox="0 0 21600 21600" draw:type="rectangle" draw:enhanced-path="M 0 0 L 21600 0 21600 21600 0 21600 0 0 Z N"/>
        </draw:custom-shape>
        <draw:connector draw:style-name="gr11" draw:text-style-name="P26" draw:layer="layout" draw:type="lines" svg:x1="12.262cm" svg:y1="7.24cm" svg:x2="15.262cm" svg:y2="4.34cm" draw:start-shape="id1" draw:start-glue-point="1" draw:end-shape="id2" draw:end-glue-point="3" svg:d="M12262 7240h541l1918-2900h541" svg:viewBox="0 0 3001 2901">
          <text:p/>
        </draw:connector>
        <draw:custom-shape draw:style-name="gr10" draw:text-style-name="P25" xml:id="id4" draw:id="id4" draw:layer="layout" svg:width="6.8cm" svg:height="1.4cm" svg:x="15.262cm" svg:y="5.54cm">
          <text:p text:style-name="P24"><text:span text:style-name="T10">2 Kib de da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6" draw:layer="layout" draw:type="lines" svg:x1="12.262cm" svg:y1="8.84cm" svg:x2="15.262cm" svg:y2="6.24cm" draw:start-shape="id3" draw:start-glue-point="1" draw:end-shape="id4" draw:end-glue-point="3" svg:d="M12262 8840h541l1918-2600h541" svg:viewBox="0 0 3001 2601">
          <text:p/>
        </draw:connector>
        <draw:custom-shape draw:style-name="gr10" draw:text-style-name="P25" xml:id="id6" draw:id="id6" draw:layer="layout" svg:width="6.8cm" svg:height="1.4cm" svg:x="15.282cm" svg:y="7.72cm">
          <text:p text:style-name="P24"><text:span text:style-name="T10">2 Kib de direcci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6" draw:layer="layout" draw:type="lines" svg:x1="12.262cm" svg:y1="10.44cm" svg:x2="15.282cm" svg:y2="8.42cm" draw:start-shape="id5" draw:start-glue-point="1" draw:end-shape="id6" draw:end-glue-point="3" svg:d="M12262 10440h541l1938-2020h541" svg:viewBox="0 0 3021 2021">
          <text:p/>
        </draw:connector>
        <draw:custom-shape draw:style-name="gr10" draw:text-style-name="P25" xml:id="id8" draw:id="id8" draw:layer="layout" svg:width="6.8cm" svg:height="1.4cm" svg:x="12.782cm" svg:y="12.62cm">
          <text:p text:style-name="P24"><text:span text:style-name="T10">2 Kib de direcci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6" draw:layer="layout" draw:type="lines" svg:x1="12.262cm" svg:y1="12.04cm" svg:x2="16.182cm" svg:y2="12.62cm" draw:start-shape="id7" draw:start-glue-point="1" draw:end-shape="id8" draw:end-glue-point="0" svg:d="M12262 12040h541l3379 39v541" svg:viewBox="0 0 3921 581">
          <text:p/>
        </draw:connector>
        <draw:g xml:id="id9" draw:id="id9">
          <draw:glue-point draw:id="4" svg:x="-3.361cm" svg:y="-1.555cm"/>
          <draw:glue-point draw:id="5" svg:x="-0.861cm" svg:y="-5cm"/>
          <draw:glue-point draw:id="6" svg:x="0.805cm" svg:y="-5cm" draw:escape-direction="up"/>
          <draw:custom-shape draw:style-name="gr13" draw:text-style-name="P27" draw:layer="layout" svg:width="6.8cm" svg:height="1.4cm" svg:x="20.682cm" svg:y="10.92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7" draw:layer="layout" svg:width="6.8cm" svg:height="1.4cm" svg:x="20.482cm" svg:y="10.72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6.8cm" svg:height="1.4cm" svg:x="20.282cm" svg:y="10.52cm">
            <text:p text:style-name="P24"><text:span text:style-name="T10">2 Kib de dato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2" draw:text-style-name="P26" draw:layer="layout" draw:type="lines" svg:x1="22.082cm" svg:y1="8.42cm" svg:x2="23.882cm" svg:y2="10.52cm" draw:start-shape="id6" draw:start-glue-point="1" draw:end-shape="id9" draw:end-glue-point="0" svg:d="M22082 8420h541l1259 1559v541" svg:viewBox="0 0 1801 2101">
          <text:p/>
        </draw:connector>
        <draw:connector draw:style-name="gr12" draw:text-style-name="P26" draw:layer="layout" draw:type="lines" svg:x1="22.082cm" svg:y1="8.42cm" svg:x2="24.461cm" svg:y2="10.52cm" draw:start-shape="id6" draw:start-glue-point="1" draw:end-shape="id9" draw:end-glue-point="6" svg:d="M22082 8420h541l1838 1559v541" svg:viewBox="0 0 2380 2101">
          <text:p/>
        </draw:connector>
        <draw:connector draw:style-name="gr12" draw:text-style-name="P26" draw:layer="layout" draw:type="lines" svg:x1="22.082cm" svg:y1="8.42cm" svg:x2="23.263cm" svg:y2="10.52cm" draw:start-shape="id6" draw:start-glue-point="1" draw:end-shape="id9" draw:end-glue-point="5" svg:d="M22082 8420h541l640 1559v541" svg:viewBox="0 0 1182 2101">
          <text:p/>
        </draw:connector>
        <draw:g xml:id="id11" draw:id="id11">
          <draw:glue-point draw:id="4" svg:x="-3.361cm" svg:y="-1.555cm"/>
          <draw:glue-point draw:id="5" svg:x="-0.861cm" svg:y="-5cm"/>
          <draw:glue-point draw:id="6" svg:x="0.805cm" svg:y="-5cm" draw:escape-direction="up"/>
          <draw:glue-point draw:id="7" svg:x="-5cm" svg:y="-3.888cm"/>
          <draw:glue-point draw:id="8" svg:x="-5.056cm" svg:y="1.666cm"/>
          <draw:glue-point draw:id="9" svg:x="-5cm" svg:y="-0.666cm"/>
          <draw:custom-shape draw:style-name="gr13" draw:text-style-name="P27" draw:layer="layout" svg:width="6.8cm" svg:height="1.4cm" svg:x="20.682cm" svg:y="15.94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7" draw:layer="layout" svg:width="6.8cm" svg:height="1.4cm" svg:x="20.482cm" svg:y="15.74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6.8cm" svg:height="1.4cm" svg:x="20.282cm" svg:y="15.54cm">
            <text:p text:style-name="P24"><text:span text:style-name="T10">2 Kib de dato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2" draw:text-style-name="P26" draw:layer="layout" draw:type="lines" svg:x1="17.782cm" svg:y1="16.44cm" svg:x2="20.282cm" svg:y2="16.321cm" draw:start-shape="id10" draw:end-shape="id11" draw:end-glue-point="9" svg:d="M17782 16440h541l1418-119h541" svg:viewBox="0 0 2501 120">
          <text:p/>
        </draw:connector>
        <draw:connector draw:style-name="gr12" draw:text-style-name="P26" draw:layer="layout" draw:type="lines" svg:x1="17.782cm" svg:y1="16.44cm" svg:x2="20.282cm" svg:y2="15.741cm" draw:start-shape="id10" draw:start-glue-point="1" draw:end-shape="id11" draw:end-glue-point="7" svg:d="M17782 16440h541l1418-699h541" svg:viewBox="0 0 2501 700">
          <text:p/>
        </draw:connector>
        <draw:connector draw:style-name="gr12" draw:text-style-name="P26" draw:layer="layout" draw:type="lines" svg:x1="17.782cm" svg:y1="16.44cm" svg:x2="20.282cm" svg:y2="16.739cm" draw:start-shape="id10" draw:end-shape="id11" draw:end-glue-point="8" svg:d="M17782 16440h541l1418 299h541" svg:viewBox="0 0 2501 300">
          <text:p/>
        </draw:connector>
        <draw:frame presentation:style-name="pr9" draw:text-style-name="P19" draw:layer="layout" svg:width="2.572cm" svg:height="1.666cm" svg:x="12.062cm" svg:y="4.74cm">
          <draw:text-box>
            <text:p text:style-name="P18"><text:span text:style-name="T7">1</text:span></text:p>
          </draw:text-box>
        </draw:frame>
        <draw:frame presentation:style-name="pr9" draw:text-style-name="P19" draw:layer="layout" svg:width="2.572cm" svg:height="1.666cm" svg:x="12.062cm" svg:y="6.54cm">
          <draw:text-box>
            <text:p text:style-name="P18"><text:span text:style-name="T7">1</text:span></text:p>
          </draw:text-box>
        </draw:frame>
        <draw:frame presentation:style-name="pr9" draw:text-style-name="P19" draw:layer="layout" svg:width="2.572cm" svg:height="1.666cm" svg:x="12.062cm" svg:y="8.44cm">
          <draw:text-box>
            <text:p text:style-name="P18"><text:span text:style-name="T7">1</text:span></text:p>
          </draw:text-box>
        </draw:frame>
        <draw:frame presentation:style-name="pr9" draw:text-style-name="P19" draw:layer="layout" svg:width="2.572cm" svg:height="1.666cm" svg:x="12.062cm" svg:y="10.74cm">
          <draw:text-box>
            <text:p text:style-name="P18"><text:span text:style-name="T7">1</text:span></text:p>
          </draw:text-box>
        </draw:frame>
        <draw:frame presentation:style-name="pr9" draw:text-style-name="P19" draw:layer="layout" svg:width="2.572cm" svg:height="1.666cm" svg:x="22.862cm" svg:y="7.84cm">
          <draw:text-box>
            <text:p text:style-name="P18"><text:span text:style-name="T7">?</text:span></text:p>
          </draw:text-box>
        </draw:frame>
        <draw:custom-shape draw:style-name="gr14" draw:text-style-name="P25" draw:layer="layout" svg:width="1.4cm" svg:height="1.4cm" svg:x="0.862cm" svg:y="16.54cm">
          <text:p text:style-name="P24"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29" draw:layer="layout" svg:width="9.5cm" svg:height="1.574cm" svg:x="2.562cm" svg:y="16.54cm">
          <draw:text-box>
            <text:p text:style-name="P28"><text:span text:style-name="T8">Bloque de disco</text:span></text:p>
          </draw:text-box>
        </draw:frame>
        <draw:frame presentation:style-name="pr10" draw:text-style-name="P31" draw:layer="layout" svg:width="11.7cm" svg:height="1.574cm" svg:x="0.562cm" svg:y="12.84cm">
          <draw:text-box>
            <text:p text:style-name="P30"><text:span text:style-name="T8">inodo</text:span></text:p>
          </draw:text-box>
        </draw:frame>
        <draw:connector draw:style-name="gr12" draw:text-style-name="P26" draw:layer="layout" draw:type="lines" svg:x1="16.182cm" svg:y1="14.02cm" svg:x2="14.182cm" svg:y2="15.54cm" draw:start-shape="id8" draw:start-glue-point="2" draw:end-shape="id10" draw:end-glue-point="0" svg:d="M16182 14020v541l-2000 438v541" svg:viewBox="0 0 2001 1521">
          <text:p/>
        </draw:connector>
        <draw:g xml:id="id10" draw:id="id10">
          <draw:glue-point draw:id="4" svg:x="-3.361cm" svg:y="-1.555cm"/>
          <draw:glue-point draw:id="5" svg:x="-0.861cm" svg:y="-5cm"/>
          <draw:glue-point draw:id="6" svg:x="0.805cm" svg:y="-5cm" draw:escape-direction="up"/>
          <draw:glue-point draw:id="7" svg:x="-5cm" svg:y="-3.888cm"/>
          <draw:glue-point draw:id="8" svg:x="-5.056cm" svg:y="1.666cm"/>
          <draw:glue-point draw:id="9" svg:x="-5cm" svg:y="-0.666cm"/>
          <draw:custom-shape draw:style-name="gr13" draw:text-style-name="P27" draw:layer="layout" svg:width="6.8cm" svg:height="1.4cm" svg:x="10.982cm" svg:y="15.94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7" draw:layer="layout" svg:width="6.8cm" svg:height="1.4cm" svg:x="10.782cm" svg:y="15.74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6.8cm" svg:height="1.4cm" svg:x="10.582cm" svg:y="15.54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9" draw:text-style-name="P19" draw:layer="layout" svg:width="2.572cm" svg:height="1.666cm" svg:x="17.362cm" svg:y="14.74cm">
          <draw:text-box>
            <text:p text:style-name="P18"><text:span text:style-name="T7">?</text:span></text:p>
          </draw:text-box>
        </draw:frame>
        <draw:connector draw:style-name="gr12" draw:text-style-name="P26" draw:layer="layout" draw:type="lines" svg:x1="16.182cm" svg:y1="14.02cm" svg:x2="14.761cm" svg:y2="15.54cm" draw:start-shape="id8" draw:start-glue-point="2" draw:end-shape="id10" draw:end-glue-point="6" svg:d="M16182 14020v541l-1421 438v541" svg:viewBox="0 0 1422 1521">
          <text:p/>
        </draw:connector>
        <draw:connector draw:style-name="gr12" draw:text-style-name="P26" draw:layer="layout" draw:type="lines" svg:x1="16.182cm" svg:y1="14.02cm" svg:x2="13.563cm" svg:y2="15.54cm" draw:start-shape="id8" draw:start-glue-point="2" draw:end-shape="id10" draw:end-glue-point="5" svg:d="M16182 14020v541l-2619 438v541" svg:viewBox="0 0 2620 1521">
          <text:p/>
        </draw:connector>
        <draw:frame presentation:style-name="pr9" draw:text-style-name="P19" draw:layer="layout" svg:width="2.572cm" svg:height="1.666cm" svg:x="11.562cm" svg:y="13.94cm">
          <draw:text-box>
            <text:p text:style-name="P18"><text:span text:style-name="T7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32">
        <draw:frame presentation:style-name="pr1" draw:text-style-name="P4" draw:layer="layout" svg:width="26.4cm" svg:height="15.4cm" svg:x="1cm" svg:y="2.6cm" presentation:class="subtitle" presentation:user-transformed="true">
          <draw:text-box>
            <text:p text:style-name="P10"><text:span text:style-name="T1">Cada bloque es de 2 Kib.</text:span></text:p>
            <text:p text:style-name="P10"><text:span text:style-name="T1">Cada dirección es de 64 bits.</text:span></text:p>
            <text:p text:style-name="P10"><text:span text:style-name="T1"/></text:p>
            <text:p text:style-name="P10"><text:span text:style-name="T11">2 Kib ÷ 64 bits = 32 direcciones por bloque.</text:span></text:p>
          </draw:text-box>
        </draw:frame>
        <draw:frame presentation:style-name="pr3" draw:layer="layout" svg:width="25.199cm" svg:height="1.963cm" svg:x="1.427cm" svg:y="0.438cm" presentation:class="title" presentation:user-transformed="true">
          <draw:text-box>
            <text:p>Estructura imaginaria de un inodo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8" draw:layer="layout" svg:width="25.199cm" svg:height="1.963cm" svg:x="1.4cm" svg:y="0.437cm" presentation:class="title" presentation:user-transformed="true">
          <draw:text-box>
            <text:p>Estructura imaginaria de un inodo</text:p>
          </draw:text-box>
        </draw:frame>
        <draw:custom-shape draw:style-name="gr6" draw:text-style-name="P13" draw:layer="layout" svg:width="11.6cm" svg:height="2.8cm" svg:x="0.641cm" svg:y="3.66cm">
          <text:p text:style-name="P12"><text:span text:style-name="T6">(Metainformación)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xml:id="id12" draw:id="id12" draw:layer="layout" svg:width="11.6cm" svg:height="1.6cm" svg:x="0.641cm" svg:y="6.46cm">
          <text:p text:style-name="P14">Puntero a bloque de datos (DD)</text:p>
          <draw:enhanced-geometry svg:viewBox="0 0 21600 21600" draw:type="rectangle" draw:enhanced-path="M 0 0 L 21600 0 21600 21600 0 21600 0 0 Z N"/>
        </draw:custom-shape>
        <draw:custom-shape draw:style-name="gr7" draw:text-style-name="P15" xml:id="id14" draw:id="id14" draw:layer="layout" svg:width="11.6cm" svg:height="1.6cm" svg:x="0.641cm" svg:y="8.06cm">
          <text:p text:style-name="P14">Puntero a bloque de datos (DD)</text:p>
          <draw:enhanced-geometry svg:viewBox="0 0 21600 21600" draw:type="rectangle" draw:enhanced-path="M 0 0 L 21600 0 21600 21600 0 21600 0 0 Z N"/>
        </draw:custom-shape>
        <draw:custom-shape draw:style-name="gr8" draw:text-style-name="P16" xml:id="id16" draw:id="id16" draw:layer="layout" svg:width="11.6cm" svg:height="1.6cm" svg:x="0.641cm" svg:y="9.66cm">
          <text:p text:style-name="P14">Puntero a bloque de direcciones (DIS)</text:p>
          <draw:enhanced-geometry svg:viewBox="0 0 21600 21600" draw:type="rectangle" draw:enhanced-path="M 0 0 L 21600 0 21600 21600 0 21600 0 0 Z N"/>
        </draw:custom-shape>
        <draw:custom-shape draw:style-name="gr9" draw:text-style-name="P17" xml:id="id18" draw:id="id18" draw:layer="layout" svg:width="11.6cm" svg:height="1.6cm" svg:x="0.641cm" svg:y="11.26cm">
          <text:p text:style-name="P14">Puntero a bloque de direcciones (DID)</text:p>
          <draw:enhanced-geometry svg:viewBox="0 0 21600 21600" draw:type="rectangle" draw:enhanced-path="M 0 0 L 21600 0 21600 21600 0 21600 0 0 Z N"/>
        </draw:custom-shape>
        <draw:custom-shape draw:style-name="gr10" draw:text-style-name="P25" xml:id="id13" draw:id="id13" draw:layer="layout" svg:width="6.8cm" svg:height="1.4cm" svg:x="15.241cm" svg:y="3.66cm">
          <text:p text:style-name="P24"><text:span text:style-name="T10">2 Kib de datos</text:span></text:p>
          <draw:enhanced-geometry svg:viewBox="0 0 21600 21600" draw:type="rectangle" draw:enhanced-path="M 0 0 L 21600 0 21600 21600 0 21600 0 0 Z N"/>
        </draw:custom-shape>
        <draw:connector draw:style-name="gr11" draw:text-style-name="P26" draw:layer="layout" draw:type="lines" svg:x1="12.241cm" svg:y1="7.26cm" svg:x2="15.241cm" svg:y2="4.36cm" draw:start-shape="id12" draw:start-glue-point="1" draw:end-shape="id13" draw:end-glue-point="3" svg:d="M12241 7260h541l1918-2900h541" svg:viewBox="0 0 3001 2901">
          <text:p/>
        </draw:connector>
        <draw:custom-shape draw:style-name="gr10" draw:text-style-name="P25" xml:id="id15" draw:id="id15" draw:layer="layout" svg:width="6.8cm" svg:height="1.4cm" svg:x="15.241cm" svg:y="5.56cm">
          <text:p text:style-name="P24"><text:span text:style-name="T10">2 Kib de datos</text:span></text:p>
          <draw:enhanced-geometry svg:viewBox="0 0 21600 21600" draw:type="rectangle" draw:enhanced-path="M 0 0 L 21600 0 21600 21600 0 21600 0 0 Z N"/>
        </draw:custom-shape>
        <draw:connector draw:style-name="gr12" draw:text-style-name="P26" draw:layer="layout" draw:type="lines" svg:x1="12.241cm" svg:y1="8.86cm" svg:x2="15.241cm" svg:y2="6.26cm" draw:start-shape="id14" draw:start-glue-point="1" draw:end-shape="id15" draw:end-glue-point="3" svg:d="M12241 8860h541l1918-2600h541" svg:viewBox="0 0 3001 2601">
          <text:p/>
        </draw:connector>
        <draw:custom-shape draw:style-name="gr10" draw:text-style-name="P25" xml:id="id17" draw:id="id17" draw:layer="layout" svg:width="6.8cm" svg:height="1.4cm" svg:x="15.261cm" svg:y="7.74cm">
          <text:p text:style-name="P24"><text:span text:style-name="T10">2 Kib de direcciones</text:span></text:p>
          <draw:enhanced-geometry svg:viewBox="0 0 21600 21600" draw:type="rectangle" draw:enhanced-path="M 0 0 L 21600 0 21600 21600 0 21600 0 0 Z N"/>
        </draw:custom-shape>
        <draw:connector draw:style-name="gr12" draw:text-style-name="P26" draw:layer="layout" draw:type="lines" svg:x1="12.241cm" svg:y1="10.46cm" svg:x2="15.261cm" svg:y2="8.44cm" draw:start-shape="id16" draw:start-glue-point="1" draw:end-shape="id17" draw:end-glue-point="3" svg:d="M12241 10460h541l1938-2020h541" svg:viewBox="0 0 3021 2021">
          <text:p/>
        </draw:connector>
        <draw:custom-shape draw:style-name="gr10" draw:text-style-name="P25" xml:id="id19" draw:id="id19" draw:layer="layout" svg:width="6.8cm" svg:height="1.4cm" svg:x="12.761cm" svg:y="12.64cm">
          <text:p text:style-name="P24"><text:span text:style-name="T10">2 Kib de direcciones</text:span></text:p>
          <draw:enhanced-geometry svg:viewBox="0 0 21600 21600" draw:type="rectangle" draw:enhanced-path="M 0 0 L 21600 0 21600 21600 0 21600 0 0 Z N"/>
        </draw:custom-shape>
        <draw:connector draw:style-name="gr12" draw:text-style-name="P26" draw:layer="layout" draw:type="lines" svg:x1="12.241cm" svg:y1="12.06cm" svg:x2="16.161cm" svg:y2="12.64cm" draw:start-shape="id18" draw:start-glue-point="1" draw:end-shape="id19" draw:end-glue-point="0" svg:d="M12241 12060h541l3379 39v541" svg:viewBox="0 0 3921 581">
          <text:p/>
        </draw:connector>
        <draw:g xml:id="id20" draw:id="id20">
          <draw:glue-point draw:id="4" svg:x="-3.361cm" svg:y="-1.555cm"/>
          <draw:glue-point draw:id="5" svg:x="-0.861cm" svg:y="-5cm"/>
          <draw:glue-point draw:id="6" svg:x="0.805cm" svg:y="-5cm" draw:escape-direction="up"/>
          <draw:custom-shape draw:style-name="gr13" draw:text-style-name="P27" draw:layer="layout" svg:width="6.8cm" svg:height="1.4cm" svg:x="20.661cm" svg:y="10.94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7" draw:layer="layout" svg:width="6.8cm" svg:height="1.4cm" svg:x="20.461cm" svg:y="10.74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6.8cm" svg:height="1.4cm" svg:x="20.261cm" svg:y="10.54cm">
            <text:p text:style-name="P24"><text:span text:style-name="T10">2 Kib de dato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2" draw:text-style-name="P26" draw:layer="layout" draw:type="lines" svg:x1="22.061cm" svg:y1="8.44cm" svg:x2="23.861cm" svg:y2="10.54cm" draw:start-shape="id17" draw:start-glue-point="1" draw:end-shape="id20" draw:end-glue-point="0" svg:d="M22061 8440h541l1259 1559v541" svg:viewBox="0 0 1801 2101">
          <text:p/>
        </draw:connector>
        <draw:connector draw:style-name="gr12" draw:text-style-name="P26" draw:layer="layout" draw:type="lines" svg:x1="22.061cm" svg:y1="8.44cm" svg:x2="24.44cm" svg:y2="10.54cm" draw:start-shape="id17" draw:start-glue-point="1" draw:end-shape="id20" draw:end-glue-point="6" svg:d="M22061 8440h541l1838 1559v541" svg:viewBox="0 0 2380 2101">
          <text:p/>
        </draw:connector>
        <draw:connector draw:style-name="gr12" draw:text-style-name="P26" draw:layer="layout" draw:type="lines" svg:x1="22.061cm" svg:y1="8.44cm" svg:x2="23.242cm" svg:y2="10.54cm" draw:start-shape="id17" draw:start-glue-point="1" draw:end-shape="id20" draw:end-glue-point="5" svg:d="M22061 8440h541l640 1559v541" svg:viewBox="0 0 1182 2101">
          <text:p/>
        </draw:connector>
        <draw:g xml:id="id22" draw:id="id22">
          <draw:glue-point draw:id="4" svg:x="-3.361cm" svg:y="-1.555cm"/>
          <draw:glue-point draw:id="5" svg:x="-0.861cm" svg:y="-5cm"/>
          <draw:glue-point draw:id="6" svg:x="0.805cm" svg:y="-5cm" draw:escape-direction="up"/>
          <draw:glue-point draw:id="7" svg:x="-5cm" svg:y="-3.888cm"/>
          <draw:glue-point draw:id="8" svg:x="-5.056cm" svg:y="1.666cm"/>
          <draw:glue-point draw:id="9" svg:x="-5cm" svg:y="-0.666cm"/>
          <draw:custom-shape draw:style-name="gr13" draw:text-style-name="P27" draw:layer="layout" svg:width="6.8cm" svg:height="1.4cm" svg:x="20.661cm" svg:y="15.96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7" draw:layer="layout" svg:width="6.8cm" svg:height="1.4cm" svg:x="20.461cm" svg:y="15.76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6.8cm" svg:height="1.4cm" svg:x="20.261cm" svg:y="15.56cm">
            <text:p text:style-name="P24"><text:span text:style-name="T10">2 Kib de dato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2" draw:text-style-name="P26" draw:layer="layout" draw:type="lines" svg:x1="17.761cm" svg:y1="16.46cm" svg:x2="20.261cm" svg:y2="16.341cm" draw:start-shape="id21" draw:end-shape="id22" draw:end-glue-point="9" svg:d="M17761 16460h541l1418-119h541" svg:viewBox="0 0 2501 120">
          <text:p/>
        </draw:connector>
        <draw:connector draw:style-name="gr12" draw:text-style-name="P26" draw:layer="layout" draw:type="lines" svg:x1="17.761cm" svg:y1="16.46cm" svg:x2="20.261cm" svg:y2="15.761cm" draw:start-shape="id21" draw:start-glue-point="1" draw:end-shape="id22" draw:end-glue-point="7" svg:d="M17761 16460h541l1418-699h541" svg:viewBox="0 0 2501 700">
          <text:p/>
        </draw:connector>
        <draw:connector draw:style-name="gr12" draw:text-style-name="P26" draw:layer="layout" draw:type="lines" svg:x1="17.761cm" svg:y1="16.46cm" svg:x2="20.261cm" svg:y2="16.759cm" draw:start-shape="id21" draw:end-shape="id22" draw:end-glue-point="8" svg:d="M17761 16460h541l1418 299h541" svg:viewBox="0 0 2501 300">
          <text:p/>
        </draw:connector>
        <draw:frame presentation:style-name="pr9" draw:text-style-name="P19" draw:layer="layout" svg:width="2.572cm" svg:height="1.666cm" svg:x="12.041cm" svg:y="4.76cm">
          <draw:text-box>
            <text:p text:style-name="P18"><text:span text:style-name="T7">1</text:span></text:p>
          </draw:text-box>
        </draw:frame>
        <draw:frame presentation:style-name="pr9" draw:text-style-name="P19" draw:layer="layout" svg:width="2.572cm" svg:height="1.666cm" svg:x="12.041cm" svg:y="6.56cm">
          <draw:text-box>
            <text:p text:style-name="P18"><text:span text:style-name="T7">1</text:span></text:p>
          </draw:text-box>
        </draw:frame>
        <draw:frame presentation:style-name="pr9" draw:text-style-name="P19" draw:layer="layout" svg:width="2.572cm" svg:height="1.666cm" svg:x="12.041cm" svg:y="8.46cm">
          <draw:text-box>
            <text:p text:style-name="P18"><text:span text:style-name="T7">1</text:span></text:p>
          </draw:text-box>
        </draw:frame>
        <draw:frame presentation:style-name="pr9" draw:text-style-name="P19" draw:layer="layout" svg:width="2.572cm" svg:height="1.666cm" svg:x="12.041cm" svg:y="10.76cm">
          <draw:text-box>
            <text:p text:style-name="P18"><text:span text:style-name="T7">1</text:span></text:p>
          </draw:text-box>
        </draw:frame>
        <draw:frame presentation:style-name="pr9" draw:text-style-name="P19" draw:layer="layout" svg:width="2.572cm" svg:height="1.666cm" svg:x="22.841cm" svg:y="7.86cm">
          <draw:text-box>
            <text:p text:style-name="P18"><text:span text:style-name="T7">32</text:span></text:p>
          </draw:text-box>
        </draw:frame>
        <draw:custom-shape draw:style-name="gr14" draw:text-style-name="P25" draw:layer="layout" svg:width="1.4cm" svg:height="1.4cm" svg:x="0.841cm" svg:y="16.56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9" draw:layer="layout" svg:width="9.5cm" svg:height="1.574cm" svg:x="2.541cm" svg:y="16.56cm">
          <draw:text-box>
            <text:p text:style-name="P28"><text:span text:style-name="T8">Bloque de disco</text:span></text:p>
          </draw:text-box>
        </draw:frame>
        <draw:frame presentation:style-name="pr10" draw:text-style-name="P31" draw:layer="layout" svg:width="11.7cm" svg:height="1.574cm" svg:x="0.541cm" svg:y="12.86cm">
          <draw:text-box>
            <text:p text:style-name="P30"><text:span text:style-name="T8">inodo</text:span></text:p>
          </draw:text-box>
        </draw:frame>
        <draw:connector draw:style-name="gr12" draw:text-style-name="P26" draw:layer="layout" draw:type="lines" svg:x1="16.161cm" svg:y1="14.04cm" svg:x2="14.161cm" svg:y2="15.56cm" draw:start-shape="id19" draw:start-glue-point="2" draw:end-shape="id21" draw:end-glue-point="0" svg:d="M16161 14040v541l-2000 438v541" svg:viewBox="0 0 2001 1521">
          <text:p/>
        </draw:connector>
        <draw:g xml:id="id21" draw:id="id21">
          <draw:glue-point draw:id="4" svg:x="-3.361cm" svg:y="-1.555cm"/>
          <draw:glue-point draw:id="5" svg:x="-0.861cm" svg:y="-5cm"/>
          <draw:glue-point draw:id="6" svg:x="0.805cm" svg:y="-5cm" draw:escape-direction="up"/>
          <draw:glue-point draw:id="7" svg:x="-5cm" svg:y="-3.888cm"/>
          <draw:glue-point draw:id="8" svg:x="-5.056cm" svg:y="1.666cm"/>
          <draw:glue-point draw:id="9" svg:x="-5cm" svg:y="-0.666cm"/>
          <draw:custom-shape draw:style-name="gr13" draw:text-style-name="P27" draw:layer="layout" svg:width="6.8cm" svg:height="1.4cm" svg:x="10.961cm" svg:y="15.96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7" draw:layer="layout" svg:width="6.8cm" svg:height="1.4cm" svg:x="10.761cm" svg:y="15.76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6.8cm" svg:height="1.4cm" svg:x="10.561cm" svg:y="15.56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9" draw:text-style-name="P19" draw:layer="layout" svg:width="2.572cm" svg:height="1.666cm" svg:x="17.341cm" svg:y="14.76cm">
          <draw:text-box>
            <text:p text:style-name="P18"><text:span text:style-name="T7">32</text:span></text:p>
          </draw:text-box>
        </draw:frame>
        <draw:connector draw:style-name="gr12" draw:text-style-name="P26" draw:layer="layout" draw:type="lines" svg:x1="16.161cm" svg:y1="14.04cm" svg:x2="14.74cm" svg:y2="15.56cm" draw:start-shape="id19" draw:start-glue-point="2" draw:end-shape="id21" draw:end-glue-point="6" svg:d="M16161 14040v541l-1421 438v541" svg:viewBox="0 0 1422 1521">
          <text:p/>
        </draw:connector>
        <draw:connector draw:style-name="gr12" draw:text-style-name="P26" draw:layer="layout" draw:type="lines" svg:x1="16.161cm" svg:y1="14.04cm" svg:x2="13.542cm" svg:y2="15.56cm" draw:start-shape="id19" draw:start-glue-point="2" draw:end-shape="id21" draw:end-glue-point="5" svg:d="M16161 14040v541l-2619 438v541" svg:viewBox="0 0 2620 1521">
          <text:p/>
        </draw:connector>
        <draw:frame presentation:style-name="pr9" draw:text-style-name="P19" draw:layer="layout" svg:width="2.572cm" svg:height="1.666cm" svg:x="11.541cm" svg:y="13.96cm">
          <draw:text-box>
            <text:p text:style-name="P18"><text:span text:style-name="T7">3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32">
        <draw:frame presentation:style-name="pr1" draw:text-style-name="P4" draw:layer="layout" svg:width="26.4cm" svg:height="15.4cm" svg:x="1cm" svg:y="2.6cm" presentation:class="subtitle" presentation:user-transformed="true">
          <draw:text-box>
            <text:p text:style-name="P10"><text:span text:style-name="T1">¿Cuál es el tamaño de archivo máximo que admite esta estructura?</text:span></text:p>
          </draw:text-box>
        </draw:frame>
        <draw:frame presentation:style-name="pr3" draw:layer="layout" svg:width="25.199cm" svg:height="1.963cm" svg:x="1.427cm" svg:y="0.438cm" presentation:class="title" presentation:user-transformed="true">
          <draw:text-box>
            <text:p>Estructura imaginaria de un inodo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8" draw:layer="layout" svg:width="25.199cm" svg:height="1.963cm" svg:x="1.4cm" svg:y="0.437cm" presentation:class="title" presentation:user-transformed="true">
          <draw:text-box>
            <text:p>Estructura imaginaria de un inodo</text:p>
          </draw:text-box>
        </draw:frame>
        <draw:custom-shape draw:style-name="gr6" draw:text-style-name="P13" draw:layer="layout" svg:width="11.6cm" svg:height="2.8cm" svg:x="0.6cm" svg:y="3.7cm">
          <text:p text:style-name="P12"><text:span text:style-name="T6">(Metainformación)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xml:id="id23" draw:id="id23" draw:layer="layout" svg:width="11.6cm" svg:height="1.6cm" svg:x="0.6cm" svg:y="6.5cm">
          <text:p text:style-name="P14">Puntero a bloque de datos (DD)</text:p>
          <draw:enhanced-geometry svg:viewBox="0 0 21600 21600" draw:type="rectangle" draw:enhanced-path="M 0 0 L 21600 0 21600 21600 0 21600 0 0 Z N"/>
        </draw:custom-shape>
        <draw:custom-shape draw:style-name="gr7" draw:text-style-name="P15" xml:id="id25" draw:id="id25" draw:layer="layout" svg:width="11.6cm" svg:height="1.6cm" svg:x="0.6cm" svg:y="8.1cm">
          <text:p text:style-name="P14">Puntero a bloque de datos (DD)</text:p>
          <draw:enhanced-geometry svg:viewBox="0 0 21600 21600" draw:type="rectangle" draw:enhanced-path="M 0 0 L 21600 0 21600 21600 0 21600 0 0 Z N"/>
        </draw:custom-shape>
        <draw:custom-shape draw:style-name="gr8" draw:text-style-name="P16" xml:id="id27" draw:id="id27" draw:layer="layout" svg:width="11.6cm" svg:height="1.6cm" svg:x="0.6cm" svg:y="9.7cm">
          <text:p text:style-name="P14">Puntero a bloque de direcciones (DIS)</text:p>
          <draw:enhanced-geometry svg:viewBox="0 0 21600 21600" draw:type="rectangle" draw:enhanced-path="M 0 0 L 21600 0 21600 21600 0 21600 0 0 Z N"/>
        </draw:custom-shape>
        <draw:custom-shape draw:style-name="gr9" draw:text-style-name="P17" xml:id="id29" draw:id="id29" draw:layer="layout" svg:width="11.6cm" svg:height="1.6cm" svg:x="0.6cm" svg:y="11.3cm">
          <text:p text:style-name="P14">Puntero a bloque de direcciones (DID)</text:p>
          <draw:enhanced-geometry svg:viewBox="0 0 21600 21600" draw:type="rectangle" draw:enhanced-path="M 0 0 L 21600 0 21600 21600 0 21600 0 0 Z N"/>
        </draw:custom-shape>
        <draw:custom-shape draw:style-name="gr10" draw:text-style-name="P25" xml:id="id24" draw:id="id24" draw:layer="layout" svg:width="6.8cm" svg:height="1.4cm" svg:x="15.2cm" svg:y="3.7cm">
          <text:p text:style-name="P24"><text:span text:style-name="T10">2 Kib de datos</text:span></text:p>
          <draw:enhanced-geometry svg:viewBox="0 0 21600 21600" draw:type="rectangle" draw:enhanced-path="M 0 0 L 21600 0 21600 21600 0 21600 0 0 Z N"/>
        </draw:custom-shape>
        <draw:connector draw:style-name="gr11" draw:text-style-name="P26" draw:layer="layout" draw:type="lines" svg:x1="12.2cm" svg:y1="7.3cm" svg:x2="15.2cm" svg:y2="4.4cm" draw:start-shape="id23" draw:start-glue-point="1" draw:end-shape="id24" draw:end-glue-point="3" svg:d="M12200 7300h541l1918-2900h541" svg:viewBox="0 0 3001 2901">
          <text:p/>
        </draw:connector>
        <draw:custom-shape draw:style-name="gr10" draw:text-style-name="P25" xml:id="id26" draw:id="id26" draw:layer="layout" svg:width="6.8cm" svg:height="1.4cm" svg:x="15.2cm" svg:y="5.6cm">
          <text:p text:style-name="P24"><text:span text:style-name="T10">2 Kib de datos</text:span></text:p>
          <draw:enhanced-geometry svg:viewBox="0 0 21600 21600" draw:type="rectangle" draw:enhanced-path="M 0 0 L 21600 0 21600 21600 0 21600 0 0 Z N"/>
        </draw:custom-shape>
        <draw:connector draw:style-name="gr12" draw:text-style-name="P26" draw:layer="layout" draw:type="lines" svg:x1="12.2cm" svg:y1="8.9cm" svg:x2="15.2cm" svg:y2="6.3cm" draw:start-shape="id25" draw:start-glue-point="1" draw:end-shape="id26" draw:end-glue-point="3" svg:d="M12200 8900h541l1918-2600h541" svg:viewBox="0 0 3001 2601">
          <text:p/>
        </draw:connector>
        <draw:custom-shape draw:style-name="gr10" draw:text-style-name="P25" xml:id="id28" draw:id="id28" draw:layer="layout" svg:width="6.8cm" svg:height="1.4cm" svg:x="15.22cm" svg:y="7.78cm">
          <text:p text:style-name="P24"><text:span text:style-name="T10">2 Kib de direcciones</text:span></text:p>
          <draw:enhanced-geometry svg:viewBox="0 0 21600 21600" draw:type="rectangle" draw:enhanced-path="M 0 0 L 21600 0 21600 21600 0 21600 0 0 Z N"/>
        </draw:custom-shape>
        <draw:connector draw:style-name="gr12" draw:text-style-name="P26" draw:layer="layout" draw:type="lines" svg:x1="12.2cm" svg:y1="10.5cm" svg:x2="15.22cm" svg:y2="8.48cm" draw:start-shape="id27" draw:start-glue-point="1" draw:end-shape="id28" draw:end-glue-point="3" svg:d="M12200 10500h541l1938-2020h541" svg:viewBox="0 0 3021 2021">
          <text:p/>
        </draw:connector>
        <draw:custom-shape draw:style-name="gr10" draw:text-style-name="P25" xml:id="id30" draw:id="id30" draw:layer="layout" svg:width="6.8cm" svg:height="1.4cm" svg:x="12.72cm" svg:y="12.68cm">
          <text:p text:style-name="P24"><text:span text:style-name="T10">2 Kib de direcciones</text:span></text:p>
          <draw:enhanced-geometry svg:viewBox="0 0 21600 21600" draw:type="rectangle" draw:enhanced-path="M 0 0 L 21600 0 21600 21600 0 21600 0 0 Z N"/>
        </draw:custom-shape>
        <draw:connector draw:style-name="gr12" draw:text-style-name="P26" draw:layer="layout" draw:type="lines" svg:x1="12.2cm" svg:y1="12.1cm" svg:x2="16.12cm" svg:y2="12.68cm" draw:start-shape="id29" draw:start-glue-point="1" draw:end-shape="id30" draw:end-glue-point="0" svg:d="M12200 12100h541l3379 39v541" svg:viewBox="0 0 3921 581">
          <text:p/>
        </draw:connector>
        <draw:g xml:id="id31" draw:id="id31">
          <draw:glue-point draw:id="4" svg:x="-3.361cm" svg:y="-1.555cm"/>
          <draw:glue-point draw:id="5" svg:x="-0.861cm" svg:y="-5cm"/>
          <draw:glue-point draw:id="6" svg:x="0.805cm" svg:y="-5cm" draw:escape-direction="up"/>
          <draw:custom-shape draw:style-name="gr13" draw:text-style-name="P27" draw:layer="layout" svg:width="6.8cm" svg:height="1.4cm" svg:x="20.62cm" svg:y="10.98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7" draw:layer="layout" svg:width="6.8cm" svg:height="1.4cm" svg:x="20.42cm" svg:y="10.78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6.8cm" svg:height="1.4cm" svg:x="20.22cm" svg:y="10.58cm">
            <text:p text:style-name="P24"><text:span text:style-name="T10">2 Kib de dato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2" draw:text-style-name="P26" draw:layer="layout" draw:type="lines" svg:x1="22.02cm" svg:y1="8.48cm" svg:x2="23.82cm" svg:y2="10.58cm" draw:start-shape="id28" draw:start-glue-point="1" draw:end-shape="id31" draw:end-glue-point="0" svg:d="M22020 8480h541l1259 1559v541" svg:viewBox="0 0 1801 2101">
          <text:p/>
        </draw:connector>
        <draw:connector draw:style-name="gr12" draw:text-style-name="P26" draw:layer="layout" draw:type="lines" svg:x1="22.02cm" svg:y1="8.48cm" svg:x2="24.399cm" svg:y2="10.58cm" draw:start-shape="id28" draw:start-glue-point="1" draw:end-shape="id31" draw:end-glue-point="6" svg:d="M22020 8480h541l1838 1559v541" svg:viewBox="0 0 2380 2101">
          <text:p/>
        </draw:connector>
        <draw:connector draw:style-name="gr12" draw:text-style-name="P26" draw:layer="layout" draw:type="lines" svg:x1="22.02cm" svg:y1="8.48cm" svg:x2="23.201cm" svg:y2="10.58cm" draw:start-shape="id28" draw:start-glue-point="1" draw:end-shape="id31" draw:end-glue-point="5" svg:d="M22020 8480h541l640 1559v541" svg:viewBox="0 0 1182 2101">
          <text:p/>
        </draw:connector>
        <draw:g xml:id="id33" draw:id="id33">
          <draw:glue-point draw:id="4" svg:x="-3.361cm" svg:y="-1.555cm"/>
          <draw:glue-point draw:id="5" svg:x="-0.861cm" svg:y="-5cm"/>
          <draw:glue-point draw:id="6" svg:x="0.805cm" svg:y="-5cm" draw:escape-direction="up"/>
          <draw:glue-point draw:id="7" svg:x="-5cm" svg:y="-3.888cm"/>
          <draw:glue-point draw:id="8" svg:x="-5.056cm" svg:y="1.666cm"/>
          <draw:glue-point draw:id="9" svg:x="-5cm" svg:y="-0.666cm"/>
          <draw:custom-shape draw:style-name="gr13" draw:text-style-name="P27" draw:layer="layout" svg:width="6.8cm" svg:height="1.4cm" svg:x="20.62cm" svg:y="16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7" draw:layer="layout" svg:width="6.8cm" svg:height="1.4cm" svg:x="20.42cm" svg:y="15.8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6.8cm" svg:height="1.4cm" svg:x="20.22cm" svg:y="15.6cm">
            <text:p text:style-name="P24"><text:span text:style-name="T10">2 Kib de dato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2" draw:text-style-name="P26" draw:layer="layout" draw:type="lines" svg:x1="17.72cm" svg:y1="16.5cm" svg:x2="20.22cm" svg:y2="16.381cm" draw:start-shape="id32" draw:end-shape="id33" draw:end-glue-point="9" svg:d="M17720 16500h541l1418-119h541" svg:viewBox="0 0 2501 120">
          <text:p/>
        </draw:connector>
        <draw:connector draw:style-name="gr12" draw:text-style-name="P26" draw:layer="layout" draw:type="lines" svg:x1="17.72cm" svg:y1="16.5cm" svg:x2="20.22cm" svg:y2="15.801cm" draw:start-shape="id32" draw:start-glue-point="1" draw:end-shape="id33" draw:end-glue-point="7" svg:d="M17720 16500h541l1418-699h541" svg:viewBox="0 0 2501 700">
          <text:p/>
        </draw:connector>
        <draw:connector draw:style-name="gr12" draw:text-style-name="P26" draw:layer="layout" draw:type="lines" svg:x1="17.72cm" svg:y1="16.5cm" svg:x2="20.22cm" svg:y2="16.799cm" draw:start-shape="id32" draw:end-shape="id33" draw:end-glue-point="8" svg:d="M17720 16500h541l1418 299h541" svg:viewBox="0 0 2501 300">
          <text:p/>
        </draw:connector>
        <draw:frame presentation:style-name="pr9" draw:text-style-name="P19" draw:layer="layout" svg:width="2.572cm" svg:height="1.666cm" svg:x="12cm" svg:y="4.8cm">
          <draw:text-box>
            <text:p text:style-name="P18"><text:span text:style-name="T7">1</text:span></text:p>
          </draw:text-box>
        </draw:frame>
        <draw:frame presentation:style-name="pr9" draw:text-style-name="P19" draw:layer="layout" svg:width="2.572cm" svg:height="1.666cm" svg:x="12cm" svg:y="6.6cm">
          <draw:text-box>
            <text:p text:style-name="P18"><text:span text:style-name="T7">1</text:span></text:p>
          </draw:text-box>
        </draw:frame>
        <draw:frame presentation:style-name="pr9" draw:text-style-name="P19" draw:layer="layout" svg:width="2.572cm" svg:height="1.666cm" svg:x="12cm" svg:y="8.5cm">
          <draw:text-box>
            <text:p text:style-name="P18"><text:span text:style-name="T7">1</text:span></text:p>
          </draw:text-box>
        </draw:frame>
        <draw:frame presentation:style-name="pr9" draw:text-style-name="P19" draw:layer="layout" svg:width="2.572cm" svg:height="1.666cm" svg:x="12cm" svg:y="10.8cm">
          <draw:text-box>
            <text:p text:style-name="P18"><text:span text:style-name="T7">1</text:span></text:p>
          </draw:text-box>
        </draw:frame>
        <draw:frame presentation:style-name="pr9" draw:text-style-name="P19" draw:layer="layout" svg:width="2.572cm" svg:height="1.666cm" svg:x="22.8cm" svg:y="7.9cm">
          <draw:text-box>
            <text:p text:style-name="P18"><text:span text:style-name="T7">32</text:span></text:p>
          </draw:text-box>
        </draw:frame>
        <draw:custom-shape draw:style-name="gr14" draw:text-style-name="P25" draw:layer="layout" svg:width="1.4cm" svg:height="1.4cm" svg:x="0.8cm" svg:y="16.6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9" draw:layer="layout" svg:width="9.5cm" svg:height="1.574cm" svg:x="2.5cm" svg:y="16.6cm">
          <draw:text-box>
            <text:p text:style-name="P28"><text:span text:style-name="T8">Bloque de disco</text:span></text:p>
          </draw:text-box>
        </draw:frame>
        <draw:frame presentation:style-name="pr10" draw:text-style-name="P31" draw:layer="layout" svg:width="11.7cm" svg:height="1.574cm" svg:x="0.5cm" svg:y="12.9cm">
          <draw:text-box>
            <text:p text:style-name="P30"><text:span text:style-name="T8">inodo</text:span></text:p>
          </draw:text-box>
        </draw:frame>
        <draw:custom-shape draw:style-name="gr15" draw:text-style-name="P32" draw:layer="layout" svg:width="9cm" svg:height="4.6cm" svg:x="1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2" draw:layer="layout" svg:width="8.134cm" svg:height="3.313cm" svg:x="19.673cm" svg:y="9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6" draw:layer="layout" draw:type="lines" svg:x1="16.12cm" svg:y1="14.08cm" svg:x2="14.12cm" svg:y2="15.6cm" draw:start-shape="id30" draw:start-glue-point="2" draw:end-shape="id32" draw:end-glue-point="0" svg:d="M16120 14080v541l-2000 438v541" svg:viewBox="0 0 2001 1521">
          <text:p/>
        </draw:connector>
        <draw:g xml:id="id32" draw:id="id32">
          <draw:glue-point draw:id="4" svg:x="-3.361cm" svg:y="-1.555cm"/>
          <draw:glue-point draw:id="5" svg:x="-0.861cm" svg:y="-5cm"/>
          <draw:glue-point draw:id="6" svg:x="0.805cm" svg:y="-5cm" draw:escape-direction="up"/>
          <draw:glue-point draw:id="7" svg:x="-5cm" svg:y="-3.888cm"/>
          <draw:glue-point draw:id="8" svg:x="-5.056cm" svg:y="1.666cm"/>
          <draw:glue-point draw:id="9" svg:x="-5cm" svg:y="-0.666cm"/>
          <draw:custom-shape draw:style-name="gr13" draw:text-style-name="P27" draw:layer="layout" svg:width="6.8cm" svg:height="1.4cm" svg:x="10.92cm" svg:y="16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7" draw:layer="layout" svg:width="6.8cm" svg:height="1.4cm" svg:x="10.72cm" svg:y="15.8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5" draw:layer="layout" svg:width="6.8cm" svg:height="1.4cm" svg:x="10.52cm" svg:y="15.6cm">
            <text:p text:style-name="P24"><text:span text:style-name="T10">2 Kib de direcc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9" draw:text-style-name="P19" draw:layer="layout" svg:width="2.572cm" svg:height="1.666cm" svg:x="17.3cm" svg:y="14.8cm">
          <draw:text-box>
            <text:p text:style-name="P18"><text:span text:style-name="T7">32</text:span></text:p>
          </draw:text-box>
        </draw:frame>
        <draw:connector draw:style-name="gr12" draw:text-style-name="P26" draw:layer="layout" draw:type="lines" svg:x1="16.12cm" svg:y1="14.08cm" svg:x2="14.699cm" svg:y2="15.6cm" draw:start-shape="id30" draw:start-glue-point="2" draw:end-shape="id32" draw:end-glue-point="6" svg:d="M16120 14080v541l-1421 438v541" svg:viewBox="0 0 1422 1521">
          <text:p/>
        </draw:connector>
        <draw:connector draw:style-name="gr12" draw:text-style-name="P26" draw:layer="layout" draw:type="lines" svg:x1="16.12cm" svg:y1="14.08cm" svg:x2="13.501cm" svg:y2="15.6cm" draw:start-shape="id30" draw:start-glue-point="2" draw:end-shape="id32" draw:end-glue-point="5" svg:d="M16120 14080v541l-2619 438v541" svg:viewBox="0 0 2620 1521">
          <text:p/>
        </draw:connector>
        <draw:frame presentation:style-name="pr9" draw:text-style-name="P19" draw:layer="layout" svg:width="2.572cm" svg:height="1.666cm" svg:x="11.5cm" svg:y="14cm">
          <draw:text-box>
            <text:p text:style-name="P18"><text:span text:style-name="T7">32</text:span></text:p>
          </draw:text-box>
        </draw:frame>
        <draw:custom-shape draw:style-name="gr16" draw:text-style-name="P32" draw:layer="layout" svg:width="8.134cm" svg:height="3.313cm" svg:x="19.674cm" svg:y="14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32">
        <draw:frame presentation:style-name="pr1" draw:text-style-name="P4" draw:layer="layout" svg:width="26.4cm" svg:height="15.4cm" svg:x="1cm" svg:y="2.6cm" presentation:class="subtitle" presentation:user-transformed="true">
          <draw:text-box>
            <text:p text:style-name="P10"><text:span text:style-name="T1">¿Cuál es el tamaño de archivo máximo que admite esta estructura?</text:span></text:p>
            <text:p text:style-name="P10"><text:span text:style-name="T1"/></text:p>
            <text:p text:style-name="P10"><text:span text:style-name="T12">2 punteros a bloque de datos</text:span><text:span text:style-name="T13"> (DD)</text:span><text:span text:style-name="T12"> +</text:span></text:p>
            <text:p text:style-name="P10"><text:span text:style-name="T12">1 puntero a bloque de direcciones que apuntan a bloques de datos </text:span><text:span text:style-name="T13">(DIS)</text:span><text:span text:style-name="T12"> +</text:span></text:p>
            <text:p text:style-name="P10"><text:span text:style-name="T12">1 puntero a bloque de direcciones que apuntan a bloques de direcciones, que apuntan a bloques de datos </text:span><text:span text:style-name="T13">(DID)</text:span></text:p>
          </draw:text-box>
        </draw:frame>
        <draw:frame presentation:style-name="pr3" draw:layer="layout" svg:width="25.199cm" svg:height="1.963cm" svg:x="1.427cm" svg:y="0.438cm" presentation:class="title" presentation:user-transformed="true">
          <draw:text-box>
            <text:p>Estructura imaginaria de un inodo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32">
        <draw:frame presentation:style-name="pr1" draw:text-style-name="P4" draw:layer="layout" svg:width="26.4cm" svg:height="15.4cm" svg:x="1cm" svg:y="2.6cm" presentation:class="subtitle" presentation:user-transformed="true">
          <draw:text-box>
            <text:p text:style-name="P10"><text:span text:style-name="T1">¿Cuál es el tamaño de archivo máximo que admite esta estructura?</text:span></text:p>
            <text:p text:style-name="P10"><text:span text:style-name="T1"/></text:p>
            <text:p text:style-name="P10"><text:span text:style-name="T12">2 x 2 Kib </text:span><text:span text:style-name="T13">(DD)</text:span><text:span text:style-name="T12"> +</text:span></text:p>
            <text:p text:style-name="P10"><text:span text:style-name="T12">1 x 32 x 2 Kib </text:span><text:span text:style-name="T13">(DIS)</text:span><text:span text:style-name="T12"> +</text:span></text:p>
            <text:p text:style-name="P10"><text:span text:style-name="T12">1 x 32 x 32 x 2 Kib </text:span><text:span text:style-name="T13">(DID)</text:span></text:p>
          </draw:text-box>
        </draw:frame>
        <draw:frame presentation:style-name="pr3" draw:layer="layout" svg:width="25.199cm" svg:height="1.963cm" svg:x="1.427cm" svg:y="0.438cm" presentation:class="title" presentation:user-transformed="true">
          <draw:text-box>
            <text:p>Estructura imaginaria de un inodo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32">
        <draw:frame presentation:style-name="pr1" draw:text-style-name="P4" draw:layer="layout" svg:width="26.4cm" svg:height="15.4cm" svg:x="1cm" svg:y="2.6cm" presentation:class="subtitle" presentation:user-transformed="true">
          <draw:text-box>
            <text:p text:style-name="P10"><text:span text:style-name="T1">¿Cuál es el tamaño de archivo máximo que admite esta estructura?</text:span></text:p>
            <text:p text:style-name="P10"><text:span text:style-name="T1"/></text:p>
            <text:p text:style-name="P10"><text:span text:style-name="T12">4 Kib + 64 Kib + 2048 Kib= 2116 Kib</text:span></text:p>
            <text:p text:style-name="P10"><text:span text:style-name="T4">= </text:span><text:span text:style-name="T14">264.5 KiB</text:span></text:p>
          </draw:text-box>
        </draw:frame>
        <draw:frame presentation:style-name="pr3" draw:layer="layout" svg:width="25.199cm" svg:height="1.963cm" svg:x="1.427cm" svg:y="0.438cm" presentation:class="title" presentation:user-transformed="true">
          <draw:text-box>
            <text:p>Estructura imaginaria de un inodo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variable"/>
    <style:font-face style:name="Liberation Sans1" svg:font-family="'Liberation Sans'" style:font-pitch="variable"/>
    <style:font-face style:name="Palatino1" svg:font-family="Palatino" style:font-pitch="variable"/>
    <style:font-face style:name="Liberation Mono" svg:font-family="'Liberation Mono'" style:font-family-generic="modern" style:font-pitch="variable"/>
    <style:font-face style:name="Palatino2" svg:font-family="Palatin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Palatino" fo:font-family="Palatino" style:font-family-generic="roman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style:font-name="Palatino" fo:font-family="Palatino" style:font-family-generic="roman" style:font-pitch="variable" fo:font-size="40pt" style:font-size-asian="40pt" style:font-size-complex="40pt"/>
    </style:style>
    <style:style style:name="Predeterminado-outline3" style:family="presentation" style:parent-style-name="Predeterminado-outline2">
      <style:paragraph-properties fo:margin-top="0.3cm" fo:margin-bottom="0cm"/>
      <style:text-properties style:font-name="Palatino" fo:font-family="Palatino" style:font-family-generic="roman" style:font-pitch="variable" fo:font-size="40pt" style:font-size-asian="40pt" style:font-size-complex="40pt"/>
    </style:style>
    <style:style style:name="Predeterminado-outline4" style:family="presentation" style:parent-style-name="Predeterminado-outline3">
      <style:paragraph-properties fo:margin-top="0.2cm" fo:margin-bottom="0cm"/>
      <style:text-properties style:font-name="Palatino" fo:font-family="Palatino" style:font-family-generic="roman" style:font-pitch="variable" fo:font-size="40pt" style:font-size-asian="40pt" style:font-size-complex="40pt"/>
    </style:style>
    <style:style style:name="Predeterminado-outline5" style:family="presentation" style:parent-style-name="Predeterminado-outline4">
      <style:paragraph-properties fo:margin-top="0.1cm" fo:margin-bottom="0cm"/>
      <style:text-properties style:font-name="Palatino" fo:font-family="Palatino" style:font-family-generic="roman" style:font-pitch="variable" fo:font-size="40pt" style:font-size-asian="40pt" style:font-size-complex="40pt"/>
    </style:style>
    <style:style style:name="Predeterminado-outline6" style:family="presentation" style:parent-style-name="Predeterminado-outline5">
      <style:paragraph-properties fo:margin-top="0.1cm" fo:margin-bottom="0cm"/>
      <style:text-properties style:font-name="Palatino" fo:font-family="Palatino" style:font-family-generic="roman" style:font-pitch="variable" fo:font-size="40pt" style:font-size-asian="40pt" style:font-size-complex="40pt"/>
    </style:style>
    <style:style style:name="Predeterminado-outline7" style:family="presentation" style:parent-style-name="Predeterminado-outline6">
      <style:paragraph-properties fo:margin-top="0.1cm" fo:margin-bottom="0cm"/>
      <style:text-properties style:font-name="Palatino" fo:font-family="Palatino" style:font-family-generic="roman" style:font-pitch="variable" fo:font-size="40pt" style:font-size-asian="40pt" style:font-size-complex="4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Palatino" fo:font-family="Palatino" style:font-family-generic="roman" style:font-pitch="variable" fo:font-size="44pt" fo:font-style="italic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italic" style:font-weight-asian="normal" style:font-name-complex="Arial Unicode MS" style:font-family-complex="'Arial Unicode M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draw:style-name="Mgr3" draw:text-style-name="MP5" draw:layer="backgroundobjects" svg:width="28.167cm" svg:height="21.259cm" svg:x="-0.083cm" svg:y="0cm">
        <draw:image xlink:href="Pictures/10000000000002D00000021CE4FD78F383307001.jpg" xlink:type="simple" xlink:show="embed" xlink:actuate="onLoad">
          <text:p/>
        </draw:image>
      </draw:frame>
      <draw:frame presentation:style-name="Predeterminado-title" draw:layer="backgroundobjects" svg:width="25.199cm" svg:height="1.963cm" svg:x="1.4cm" svg:y="0.437cm" presentation:class="title" presentation:placeholder="true">
        <draw:text-box/>
      </draw:frame>
      <draw:frame presentation:style-name="Predeterminado-outline1" draw:layer="backgroundobjects" svg:width="25.199cm" svg:height="13.493cm" svg:x="1.4cm" svg:y="3.6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6T09:40:35.477403000</meta:creation-date>
    <dc:date>2016-11-16T23:29:40.054615000</dc:date>
    <meta:editing-duration>PT1H59S</meta:editing-duration>
    <meta:editing-cycles>22</meta:editing-cycles>
    <meta:generator>LibreOffice/5.1.0.3$MacOSX_X86_64 LibreOffice_project/5e3e00a007d9b3b6efb6797a8b8e57b51ab1f737</meta:generator>
    <meta:document-statistic meta:object-count="251"/>
  </office:meta>
</office:document-meta>
</file>